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6d5c7d" officeooo:paragraph-rsid="001f7e03" style:font-size-asian="12pt" style:font-style-asian="italic" style:font-size-complex="12pt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69115c" officeooo:paragraph-rsid="001f7e03" style:font-size-asian="12pt" style:font-style-asian="italic" style:font-size-complex="12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691a0d" officeooo:paragraph-rsid="001f7e03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9115c" officeooo:paragraph-rsid="001f7e0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a8ca0" officeooo:paragraph-rsid="001f7e03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b778f" officeooo:paragraph-rsid="001f7e03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cc920" officeooo:paragraph-rsid="001f7e03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d5c7d" officeooo:paragraph-rsid="001f7e03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Dudu Cyryllic" fo:font-size="12pt" fo:letter-spacing="normal" fo:font-style="normal" officeooo:rsid="00691a0d" officeooo:paragraph-rsid="001f7e03" style:font-size-asian="12pt" style:font-size-complex="12pt"/>
    </style:style>
    <style:style style:name="P10" style:family="paragraph" style:parent-style-name="Heading_20_2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officeooo:rsid="0066f8f9" officeooo:paragraph-rsid="001f7e03" style:font-size-asian="12pt" style:font-size-complex="12pt"/>
    </style:style>
    <style:style style:name="T1" style:family="text">
      <style:text-properties officeooo:rsid="0136b565"/>
    </style:style>
    <style:style style:name="T2" style:family="text">
      <style:text-properties officeooo:rsid="0133bdc9"/>
    </style:style>
    <style:style style:name="T3" style:family="text">
      <style:text-properties officeooo:rsid="00691a0d"/>
    </style:style>
    <style:style style:name="T4" style:family="text">
      <style:text-properties officeooo:rsid="00698433"/>
    </style:style>
    <style:style style:name="T5" style:family="text">
      <style:text-properties officeooo:rsid="034b7a38"/>
    </style:style>
    <style:style style:name="T6" style:family="text">
      <style:text-properties officeooo:rsid="01971a5b"/>
    </style:style>
    <style:style style:name="T7" style:family="text">
      <style:text-properties officeooo:rsid="0071e4c4"/>
    </style:style>
    <style:style style:name="T8" style:family="text">
      <style:text-properties officeooo:rsid="006cc920"/>
    </style:style>
    <style:style style:name="T9" style:family="text">
      <style:text-properties officeooo:rsid="006d5c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/>
      <text:p text:style-name="P4"/>
      <text:p text:style-name="P4">Таким образом, до твоего рождения оставалось ещё три года. </text:p>
      <text:p text:style-name="P4">Срок вполне достаточный для того, чтоб скончались, как минимум, две любви, если верить выкладкам Зигмунда Фрейда.</text:p>
      <text:p text:style-name="P4"/>
      <text:p text:style-name="P2"><text:span text:style-name="T2">(...т</text:span>акое вот посягательство на святость догмы. </text:p>
      <text:p text:style-name="P2">Разумеется, подобный выпад легко парировать приёмом «терц» <text:s/>— мол, не бывает правил без исключений.</text:p>
      <text:p text:style-name="P2">Смотря для кого. </text:p>
      <text:p text:style-name="P2">Если б учёный Галилей, роняя шары с пизанской башни, заметил бы, что один, с пометкой «С+И», вдруг начал парить и закладывать фигуры высшего пилотажа, то и закона всемирного тяготения не было бы.</text:p>
      <text:p text:style-name="P2">Так что причислить старину Зигги к твердолобым упрямцам-учёным не получается. </text:p>
      <text:p text:style-name="P2">Е<text:span text:style-name="T2">го</text:span> нужно <text:span text:style-name="T2">перевести в другую</text:span> лигу. Послать в ряды таких прославленный корифеев, как Шарль Перро, Ганс Христиан Андерсен <text:span text:style-name="T3">и так далее, вплоть до безымянных творцов Тысячи и одной ночи.</text:span></text:p>
      <text:p text:style-name="P3">Он там придётся ко двору со своим мальчиком-с-пальчиком «эго», злым великаном «супер-эго», королевским замком «сознание» и непроходимыми дебрями тропических болот и джунглей «подсознание», по канве из которых выплетает он кружевные узоры своей теории.</text:p>
      <text:p text:style-name="P3">Возможно ли такое? </text:p>
      <text:p text:style-name="P3">Ведь сколько уже поколений были зачаты и, в свою очередь, зачали с благословения его психоанализа! </text:p>
      <text:p text:style-name="P3">Природа не терпит пустоты, человек должен чем-то заполнять своё серое вещество, оно же мозг, он же высшая, блядь, материя, по меткому выражению комбата-маразматика одиннадцатого ВСО.</text:p>
      <text:p text:style-name="P3">Неоспоримая истина; именно нетерпимость к пустоте и произвела все эти библии-кораны-веды-илиады и веру в домовых.</text:p>
      <text:p text:style-name="P3">И, послушные наивной мудрости природы, <text:span text:style-name="T4">кончаем пороть чушь — это не педагогично — <text:s/>и приступаем к заполнению трёх лет, пока ты соизволишь появиться на свет...)</text:span></text:p>
      <text:p text:style-name="P9"/>
      <text:p text:style-name="P5">В комнате девушек мы уже со всем определились, то есть всем уже стало ясно к кому я прихожу.</text:p>
      <text:p text:style-name="P5">Оля охладела к своей идее научиться играть на гитаре, но я <text:span text:style-name="T5">гитару</text:span> так и не унёс. На всякий. Чтобы у меня оставался повод прийти, типа, забыл тут у вас.</text:p>
      <text:p text:style-name="P5">Страховка не помешает, когда твоей девушке сообщают: «так он же женатый!»</text:p>
      <text:p text:style-name="P5">Я не отрицал, что имею такой факт в биографии, но он уже позади. И она поверила даже не проверив паспорт!</text:p>
      <text:p text:style-name="P5">В тот вечер в комнату зашла ещё и молоденькая преподавательница с филфака, наверное, проверить — что тут вообще творится.</text:p>
      <text:p text:style-name="P5"><text:span text:style-name="T1">Потому что к</text:span>роме меня <text:span text:style-name="T1">в комнату зачастил</text:span> ещё один влюблённый — чех Ян.</text:p>
      <text:p text:style-name="P5"/>
      <text:p text:style-name="P5">Натуральный чех, среднего возраста, приехал в рамках социалистической интеграции, чтоб показать Большевику, который не только село, но ещё и хмелесовхоз, как правильно сушить собранный студентами хмель для получения правильно<text:span text:style-name="T6">го</text:span> пива.</text:p>
      <text:p text:style-name="P5">Чехи и пиво — близнецы-братья.</text:p>
      <text:p text:style-name="P5">Жена Яна осталась с детьми в Чехии, он по ней скучал и, от тоски, влюбился в Олю. </text:p>
      <text:p text:style-name="P5">Начал вечерами приходить, о чём-то ей говорить, но о чём — непонятно, потому что по-чешски, а <text:span text:style-name="T7">если б не языковый барьер</text:span> я <text:span text:style-name="T7">бы </text:span>его про 68-й год расспросил.</text:p>
      <text:p text:style-name="P5">Один раз <text:span text:style-name="T5">в комнате </text:span>устроили вечеринку, так он вообще в галстуке пришёл, такой <text:soft-page-break/>цивилизованный. Шампанское принёс и консервы, но не из магазина, потому что <text:span text:style-name="T6">консервы оказались </text:span>покруче, чем <text:span text:style-name="T6">даже </text:span>печень трески. </text:p>
      <text:p text:style-name="P6">А магазинную водку <text:span text:style-name="T6">он </text:span>пить отказался. На стакан показывает, морщится и по сердцу себя прихлопывает — мол, у меня несовместимость с этим пойлом.</text:p>
      <text:p text:style-name="P6"/>
      <text:p text:style-name="P6">Но когда пришла преподавательница с контрольным визитом, Яна в комнате не было.</text:p>
      <text:p text:style-name="P6">Она смотрит: мы с Ирой хоть и на одной койке сидим, но чинно — каждый у противоположной спинки. Всё пристойненько. </text:p>
      <text:p text:style-name="P6">Садитесь, чайку попьём.</text:p>
      <text:p text:style-name="P6">А тут в коридоре — трах-тарарах! Ах, ты! Ух, ты! Да, всех вашу!</text:p>
      <text:p text:style-name="P6">И дверь комнаты — шарах! <text:s/>— настежь.</text:p>
      <text:p text:style-name="P6">А за ней пять-шесть хлопцев в две шеренги в тёмном коридоре.</text:p>
      <text:p text:style-name="P6">Преподавалка от стола обернулась:</text:p>
      <text:p text:style-name="P6">- Что происходит?!</text:p>
      <text:p text:style-name="P6">- А ты хто така?!</text:p>
      <text:p text:style-name="P6">Она решила их авторитетом подавить, кричит:</text:p>
      <text:p text:style-name="P6">- Девочки! Скажите им кто я!</text:p>
      <text:p text:style-name="P6"><text:span text:style-name="T1">И</text:span> все четыре девочки, в один голос, словно с детсада этот стих учили:</text:p>
      <text:p text:style-name="P6">- Это препо-давательница!</text:p>
      <text:p text:style-name="P6">А в ответ:</text:p>
      <text:p text:style-name="P6">- Так пошла она на <text:span text:style-name="T6">хуй!</text:span>!</text:p>
      <text:p text:style-name="P6">Да. Плохо мы ещё воспитываем нашу молодёжь. И не только сельскую.</text:p>
      <text:p text:style-name="P6">Во время этого монтажа-диалога я, конечно, сообразил, что они по мою душу пришли.</text:p>
      <text:p text:style-name="P6"/>
      <text:p text:style-name="P6">За вечер до этого в общую спальню в клубе прибегала девушка из соседнего общежития сказать, <text:s/>что там местные ребята буянят. </text:p>
      <text:p text:style-name="P6">Я, конечно, побежал, а там на первом этаже неразбериха — какая-то девушка плачет, трое местных стоят, напротив них три второкурсника и пререкаются на тему «а ты кто такой»?</text:p>
      <text:p text:style-name="P6"><text:s/>Короче, патовая <text:span text:style-name="T8">позиция</text:span>.</text:p>
      <text:p text:style-name="P7">Для решения этюда, я того, что покрупнее выбрал и девушку спрашиваю:</text:p>
      <text:p text:style-name="P7">- Этот обидел?</text:p>
      <text:p text:style-name="P7">- Да!</text:p>
      <text:p text:style-name="P7">Нна!!</text:p>
      <text:p text:style-name="P7">Засветил я ему. Местные слиняли. Конфликт решён.</text:p>
      <text:p text:style-name="P7">Потом он с двумя друзьями меня возле клуба дождался, говорит:</text:p>
      <text:p text:style-name="P7">- Это не я был.</text:p>
      <text:p text:style-name="P7">- Извини,- говорю, - у меня выбора не было.</text:p>
      <text:p text:style-name="P7">Как я ему объясню, что меня начштаба вышколил — по факту нарушения должен быть факт наказания? </text:p>
      <text:p text:style-name="P7">Только начштаба, что характерно, у меня прощения не просил.</text:p>
      <text:p text:style-name="P7">Но, как видно, моё извинение не приняли и хлопцы пришли показать большевистскую вендетту.</text:p>
      <text:p text:style-name="P7">Я из-под койки пустую бутылку от шампанского выудил, что после Яна осталась, и встал перед дверью.</text:p>
      <text:p text:style-name="P7">Они хоть лают, но шаг сделать стесняются — бутылка увесистая.</text:p>
      <text:p text:style-name="P7">Откуда им знать, что у меня по боевым искусствам — фиг с двумя минусами?</text:p>
      <text:p text:style-name="P7">Тут в коридоре раздались шаги и позади них Стёпа завиднелся. </text:p>
      <text:p text:style-name="P7">Он вмиг прощёлкал что к чему и ударил с тыла. Я тоже выскочил в коридор с боевым кличем:</text:p>
      <text:p text:style-name="P7">- Иди сюда, блядь!</text:p>
      <text:p text:style-name="P7">Сработало не хуже, чем на Шурика — хлопцы дрогнули и побежали.</text:p>
      <text:p text:style-name="P7">Мы со Стёпой добавляли им стимуляции, но бутылки у меня уже не было, не помню где делась.</text:p>
      <text:p text:style-name="P7"><text:soft-page-break/>Помню только как они дружно сбежали вниз по лестнице, а Стёпа следом.</text:p>
      <text:p text:style-name="P7"/>
      <text:p text:style-name="P7">Я остался один на один с замешкавшимся наверху, но дух его был сломлен и он податливо свалился на перила верхней площадки и обвис, как мокрый коврик.</text:p>
      <text:p text:style-name="P7">Он уже не сопротивлялся, просто висел на перилах и смотрел вниз на деревянные ступеньки, куда ему предстояло лететь.</text:p>
      <text:p text:style-name="P7">И я обхватил его — noblesse oblige! — но тут до меня донёсся крик; <text:span text:style-name="T9">совсем далёкий, едва слышный, похожий на тот, что окликал меня на заснеженной дороге возле девятиэтажки в Ставрополе.</text:span></text:p>
      <text:p text:style-name="P8">Я посмотрел вниз, потом на обвисшего хлопца. </text:p>
      <text:p text:style-name="P8">Зачем?</text:p>
      <text:p text:style-name="P8">И я ушёл по коридору в комнату.</text:p>
      <text:p text:style-name="P8"/>
      <text:p text:style-name="P1"><text:span text:style-name="T1">(...н</text:span>е спорю, всё это более, чем странно, но иногда бывает. Кому-то слышатся голоса, а я слышал крики...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6:51:32.324053050</meta:creation-date>
    <dc:date>2017-03-02T16:51:37.715763296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73" meta:word-count="955" meta:character-count="5939" meta:non-whitespace-character-count="5020"/>
    <meta:generator>LibreOffice/4.3.3.2$Linux_x86 LibreOffice_project/430m0$Build-2</meta:generator>
  </office:meta>
</office:document-meta>
</file>